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5000002905BC771B6443CB0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3465a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3465a4" fo:font-weight="bold"/>
    </style:style>
    <style:style style:name="P3" style:family="paragraph">
      <loext:graphic-properties draw:fill="none" draw:fill-color="#ffffff"/>
      <style:text-properties fo:color="#3465a4" fo:font-size="14pt" fo:font-weight="bold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081cm" svg:height="8.8cm" svg:x="6.5cm" svg:y="3.4cm">
          <draw:image xlink:href="Pictures/10000201000002A5000002905BC771B6443CB081.png" xlink:type="simple" xlink:show="embed" xlink:actuate="onLoad" loext:mime-type="image/png">
            <text:p/>
          </draw:image>
        </draw:frame>
        <draw:path draw:style-name="gr2" draw:text-style-name="P1" draw:layer="layout" svg:width="2.699cm" svg:height="1.299cm" svg:x="4.1cm" svg:y="7.4cm" svg:viewBox="0 0 2700 1300" svg:d="M0 1300c1500 0 1500 0 1500 0v-1300h1200">
          <text:p/>
        </draw:path>
        <draw:frame draw:style-name="gr3" draw:text-style-name="P3" draw:layer="layout" svg:width="1.514cm" svg:height="0.802cm" svg:x="4cm" svg:y="6.896cm">
          <draw:text-box>
            <text:p text:style-name="P2"><text:span text:style-name="T1">3.3V</text:span></text:p>
          </draw:text-box>
        </draw:frame>
        <draw:frame draw:style-name="gr3" draw:text-style-name="P3" draw:layer="layout" svg:width="1.103cm" svg:height="0.802cm" svg:x="2.8cm" svg:y="8.298cm">
          <draw:text-box>
            <text:p text:style-name="P2"><text:span text:style-name="T1">0V</text:span></text:p>
          </draw:text-box>
        </draw:frame>
        <draw:path draw:style-name="gr2" draw:text-style-name="P1" draw:layer="layout" svg:width="2.699cm" svg:height="1.299cm" svg:x="15.1cm" svg:y="4.2cm" svg:viewBox="0 0 2700 1300" svg:d="M0 1300c1500 0 1500 0 1500 0v-1300h1200">
          <text:p/>
        </draw:path>
        <draw:frame draw:style-name="gr3" draw:text-style-name="P3" draw:layer="layout" svg:width="1.103cm" svg:height="0.802cm" svg:x="14cm" svg:y="5.1cm">
          <draw:text-box>
            <text:p text:style-name="P2"><text:span text:style-name="T1">0V</text:span></text:p>
          </draw:text-box>
        </draw:frame>
        <draw:frame draw:style-name="gr3" draw:text-style-name="P3" draw:layer="layout" svg:width="1.112cm" svg:height="0.919cm" svg:x="15.397cm" svg:y="3.8cm">
          <draw:text-box>
            <text:p text:style-name="P2"><text:span text:style-name="T1">V</text:span><text:span text:style-name="T2">I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15T16:32:20.093000000</meta:creation-date>
    <dc:date>2021-02-15T20:13:44.486000000</dc:date>
    <meta:editing-duration>PT6M12S</meta:editing-duration>
    <meta:editing-cycles>2</meta:editing-cycles>
    <meta:generator>LibreOffice/6.4.4.2$Windows_X86_64 LibreOffice_project/3d775be2011f3886db32dfd395a6a6d1ca2630ff</meta:generator>
    <meta:document-statistic meta:object-count="7"/>
  </office:meta>
</office:document-meta>
</file>